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2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bold" fo:font-family="Calibri" style:font-family-asian="Calibri" style:font-family-complex="Calibri" fo:background-color="transparent" style:use-window-font-color="true" fo:font-style="italic"/>
    </style:style>
    <style:style style:name="T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>user_tbl</text:span></text:p>
      <text:p text:style-name="P1"><text:span text:style-name="T2">-&gt;</text:span><text:span text:style-name="T3">user_id</text:span></text:p>
      <text:p text:style-name="P1"><text:span text:style-name="T3">-&gt;user_password</text:span></text:p>
      <text:p text:style-name="P1"><text:span text:style-name="T3">-&gt;user_role</text:span></text:p>
      <text:p text:style-name="P1"><text:span text:style-name="T4"/></text:p>
      <text:p text:style-name="P1"><text:span text:style-name="T5">fir_tbl</text:span></text:p>
      <text:p text:style-name="P1"><text:span text:style-name="T6">-&gt;</text:span><text:span text:style-name="T7">fir_id(first three alphabet of complatinee name + time-stamp )</text:span></text:p>
      <text:p text:style-name="P1"><text:span text:style-name="T7">-&gt;fir_complaintnee_name</text:span></text:p>
      <text:p text:style-name="P1"><text:span text:style-name="T7">-&gt;fir_complaintnee_mob_no</text:span></text:p>
      <text:p text:style-name="P1"><text:span text:style-name="T7">-&gt;fir_date</text:span></text:p>
      <text:p text:style-name="P1"><text:span text:style-name="T7">-&gt;fir_subject</text:span></text:p>
      <text:p text:style-name="P1"><text:span text:style-name="T7">-&gt;fir_file_path</text:span></text:p>
      <text:p text:style-name="P1"><text:span text:style-name="T7">-&gt;fir_status(0 for pending,1 for in process, 2 for closed)</text:span></text:p>
      <text:p text:style-name="P1"><text:span text:style-name="T7">-&gt;station_id</text:span></text:p>
      <text:p text:style-name="P1"><text:span text:style-name="T8"/></text:p>
      <text:p text:style-name="P1"><text:span text:style-name="T9">police_station_tbl</text:span></text:p>
      <text:p text:style-name="P1"><text:span text:style-name="T9">-&gt;</text:span><text:span text:style-name="T10">user_id</text:span></text:p>
      <text:p text:style-name="P1"><text:span text:style-name="T11">-&gt;</text:span><text:span text:style-name="T12">station_id</text:span></text:p>
      <text:p text:style-name="P1"><text:span text:style-name="T12">-&gt;station_name</text:span></text:p>
      <text:p text:style-name="P2"><text:span text:style-name="T13">-&gt;station_address</text:span><text:span text:style-name="T14"/></text:p>
      <text:p text:style-name="P3"><text:span text:style-name="T14">-&gt;station_incharge</text:span></text:p>
      <text:p text:style-name="P3"><text:span text:style-name="T14">-&gt;station_contact_no</text:span></text:p>
      <text:p text:style-name="P3"><text:span text:style-name="T15"/></text:p>
      <text:p text:style-name="P3"><text:span text:style-name="T16">updates_tbl</text:span></text:p>
      <text:p text:style-name="P3"><text:span text:style-name="T17">-&gt;fir_id</text:span></text:p>
      <text:p text:style-name="P3"><text:span text:style-name="T17">-&gt;last_update</text:span></text:p>
      <text:p text:style-name="P3"><text:span text:style-name="T17">-&gt;comments</text:span></text:p>
      <text:p text:style-name="P3"><text:span text:style-name="T17"/></text:p>
      <text:p text:style-name="P3"><text:span text:style-name="T18">complaints_tbl</text:span></text:p>
      <text:p text:style-name="P3"><text:span text:style-name="T18">-&gt;</text:span><text:span text:style-name="T19">complaint_id</text:span><text:span text:style-name="T20"/></text:p>
      <text:p text:style-name="P3"><text:span text:style-name="T20">-&gt;</text:span><text:span text:style-name="T21">fir_id</text:span></text:p>
      <text:p text:style-name="P3"><text:span text:style-name="T21">-&gt;complaint_text</text:span></text:p>
      <text:p text:style-name="P3"><text:span text:style-name="T21"/></text:p>
      <text:p text:style-name="P3"><text:span text:style-name="T21"/></text:p>
      <text:p text:style-name="P3"><text:span text:style-name="T22">pages to be created-------------------</text:span></text:p>
      <text:p text:style-name="P3"><text:span text:style-name="T23">1.home page</text:span></text:p>
      <text:p text:style-name="P3"><text:span text:style-name="T23">2.file fir page</text:span></text:p>
      <text:p text:style-name="P3"><text:span text:style-name="T23">3.admin(sudo)</text:span></text:p>
      <text:p text:style-name="P3"><text:span text:style-name="T23">4.admin(station)</text:span></text:p>
      <text:p text:style-name="P3"><text:span text:style-name="T23"/></text:p>
      <text:p text:style-name="P3"><text:span text:style-name="T23"/></text:p>
      <text:p text:style-name="P3"><text:span text:style-name="T23"/></text:p>
      <text:p text:style-name="P3"><text:span text:style-name="T24"/></text:p>
      <text:p text:style-name="P3"><text:span text:style-name="T25">in this page 3 options will be visible i.e</text:span></text:p>
      <text:p text:style-name="P3"><text:span text:style-name="T25">&gt;</text:span><text:span text:style-name="T26">file fir</text:span></text:p>
      <text:p text:style-name="P3"><text:span text:style-name="T27">&gt;</text:span><text:span text:style-name="T28">login</text:span><text:span text:style-name="T29"/></text:p>
      <text:p text:style-name="P3"><text:span text:style-name="T29">&gt;</text:span><text:span text:style-name="T30">check status</text:span></text:p>
      <text:p text:style-name="P3"><text:span text:style-name="T3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